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 trials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RandQuick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Heap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14473" calcext:value-type="float">
            <text:p>0.00214473</text:p>
          </table:table-cell>
          <table:table-cell/>
          <table:table-cell office:value-type="float" office:value="0.00185394" calcext:value-type="float">
            <text:p>0.00185394</text:p>
          </table:table-cell>
          <table:table-cell office:value-type="float" office:value="0.0799636" calcext:value-type="float">
            <text:p>0.0799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42561" calcext:value-type="float">
            <text:p>1.43E-02</text:p>
          </table:table-cell>
          <table:table-cell/>
          <table:table-cell office:value-type="float" office:value="0.0132565" calcext:value-type="float">
            <text:p>0.0132565</text:p>
          </table:table-cell>
          <table:table-cell office:value-type="float" office:value="0.158366" calcext:value-type="float">
            <text:p>0.158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492001" calcext:value-type="float">
            <text:p>4.92E-02</text:p>
          </table:table-cell>
          <table:table-cell/>
          <table:table-cell office:value-type="float" office:value="0.0508379" calcext:value-type="float">
            <text:p>0.0508379</text:p>
          </table:table-cell>
          <table:table-cell office:value-type="float" office:value="0.247645" calcext:value-type="float">
            <text:p>0.247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57621" calcext:value-type="float">
            <text:p>0.0857621</text:p>
          </table:table-cell>
          <table:table-cell/>
          <table:table-cell office:value-type="float" office:value="0.0722428" calcext:value-type="float">
            <text:p>0.0722428</text:p>
          </table:table-cell>
          <table:table-cell office:value-type="float" office:value="0.324934" calcext:value-type="float">
            <text:p>0.324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1844" calcext:value-type="float">
            <text:p>0.111844</text:p>
          </table:table-cell>
          <table:table-cell/>
          <table:table-cell office:value-type="float" office:value="0.103255" calcext:value-type="float">
            <text:p>0.103255</text:p>
          </table:table-cell>
          <table:table-cell office:value-type="float" office:value="0.42224" calcext:value-type="float">
            <text:p>0.4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5621" calcext:value-type="float">
            <text:p>0.155621</text:p>
          </table:table-cell>
          <table:table-cell/>
          <table:table-cell office:value-type="float" office:value="0.136318" calcext:value-type="float">
            <text:p>0.136318</text:p>
          </table:table-cell>
          <table:table-cell office:value-type="float" office:value="0.439265" calcext:value-type="float">
            <text:p>0.439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0374" calcext:value-type="float">
            <text:p>0.180374</text:p>
          </table:table-cell>
          <table:table-cell/>
          <table:table-cell office:value-type="float" office:value="0.166332" calcext:value-type="float">
            <text:p>0.166332</text:p>
          </table:table-cell>
          <table:table-cell office:value-type="float" office:value="0.504324" calcext:value-type="float">
            <text:p>0.50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0166" calcext:value-type="float">
            <text:p>0.210166</text:p>
          </table:table-cell>
          <table:table-cell/>
          <table:table-cell office:value-type="float" office:value="0.190844" calcext:value-type="float">
            <text:p>0.190844</text:p>
          </table:table-cell>
          <table:table-cell office:value-type="float" office:value="0.563694" calcext:value-type="float">
            <text:p>0.563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18" calcext:value-type="float">
            <text:p>0.2018</text:p>
          </table:table-cell>
          <table:table-cell/>
          <table:table-cell office:value-type="float" office:value="0.213372" calcext:value-type="float">
            <text:p>0.213372</text:p>
          </table:table-cell>
          <table:table-cell office:value-type="float" office:value="0.583367" calcext:value-type="float">
            <text:p>0.583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3809" calcext:value-type="float">
            <text:p>0.253809</text:p>
          </table:table-cell>
          <table:table-cell/>
          <table:table-cell office:value-type="float" office:value="0.252487" calcext:value-type="float">
            <text:p>0.252487</text:p>
          </table:table-cell>
          <table:table-cell office:value-type="float" office:value="0.624468" calcext:value-type="float">
            <text:p>0.624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3431" calcext:value-type="float">
            <text:p>0.203431</text:p>
          </table:table-cell>
          <table:table-cell/>
          <table:table-cell office:value-type="float" office:value="0.204389" calcext:value-type="float">
            <text:p>0.204389</text:p>
          </table:table-cell>
          <table:table-cell office:value-type="float" office:value="0.668667" calcext:value-type="float">
            <text:p>0.668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9162" calcext:value-type="float">
            <text:p>0.369162</text:p>
          </table:table-cell>
          <table:table-cell/>
          <table:table-cell office:value-type="float" office:value="0.288562" calcext:value-type="float">
            <text:p>0.288562</text:p>
          </table:table-cell>
          <table:table-cell office:value-type="float" office:value="0.75953" calcext:value-type="float">
            <text:p>0.75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6314" calcext:value-type="float">
            <text:p>0.296314</text:p>
          </table:table-cell>
          <table:table-cell/>
          <table:table-cell office:value-type="float" office:value="0.235448" calcext:value-type="float">
            <text:p>0.235448</text:p>
          </table:table-cell>
          <table:table-cell office:value-type="float" office:value="0.749895" calcext:value-type="float">
            <text:p>0.749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757" calcext:value-type="float">
            <text:p>0.481757</text:p>
          </table:table-cell>
          <table:table-cell/>
          <table:table-cell office:value-type="float" office:value="0.318982" calcext:value-type="float">
            <text:p>0.318982</text:p>
          </table:table-cell>
          <table:table-cell office:value-type="float" office:value="0.840642" calcext:value-type="float">
            <text:p>0.840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188" calcext:value-type="float">
            <text:p>0.57188</text:p>
          </table:table-cell>
          <table:table-cell/>
          <table:table-cell office:value-type="float" office:value="0.244973" calcext:value-type="float">
            <text:p>0.244973</text:p>
          </table:table-cell>
          <table:table-cell office:value-type="float" office:value="0.826872" calcext:value-type="float">
            <text:p>0.826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6892" calcext:value-type="float">
            <text:p>0.466892</text:p>
          </table:table-cell>
          <table:table-cell/>
          <table:table-cell office:value-type="float" office:value="0.397235" calcext:value-type="float">
            <text:p>0.397235</text:p>
          </table:table-cell>
          <table:table-cell office:value-type="float" office:value="0.9408" calcext:value-type="float">
            <text:p>0.9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27059" calcext:value-type="float">
            <text:p>0.427059</text:p>
          </table:table-cell>
          <table:table-cell/>
          <table:table-cell office:value-type="float" office:value="0.391279" calcext:value-type="float">
            <text:p>0.391279</text:p>
          </table:table-cell>
          <table:table-cell office:value-type="float" office:value="0.96603" calcext:value-type="float">
            <text:p>0.96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6714" calcext:value-type="float">
            <text:p>0.556714</text:p>
          </table:table-cell>
          <table:table-cell/>
          <table:table-cell office:value-type="float" office:value="0.406686" calcext:value-type="float">
            <text:p>0.406686</text:p>
          </table:table-cell>
          <table:table-cell office:value-type="float" office:value="0.966719" calcext:value-type="float">
            <text:p>0.966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638" calcext:value-type="float">
            <text:p>0.447638</text:p>
          </table:table-cell>
          <table:table-cell/>
          <table:table-cell office:value-type="float" office:value="0.342374" calcext:value-type="float">
            <text:p>0.342374</text:p>
          </table:table-cell>
          <table:table-cell office:value-type="float" office:value="0.998107" calcext:value-type="float">
            <text:p>0.998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3452" calcext:value-type="float">
            <text:p>0.593452</text:p>
          </table:table-cell>
          <table:table-cell/>
          <table:table-cell office:value-type="float" office:value="0.40556" calcext:value-type="float">
            <text:p>0.40556</text:p>
          </table:table-cell>
          <table:table-cell office:value-type="float" office:value="1.11893" calcext:value-type="float">
            <text:p>1.11893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];[.B3];[.B4];[.B5];[.B6];[.B7];[.B8];[.B9];[.B10];[.B11];[.B12];[.B13];[.B14];[.B15];[.B16];[.B17];[.B18];[.B19];[.B20];[.B21])" office:value-type="float" office:value="0.2839638015" calcext:value-type="float">
            <text:p>0.2839638015</text:p>
          </table:table-cell>
          <table:table-cell/>
          <table:table-cell table:formula="of:=AVERAGE([.D2];[.D3];[.D4];[.D5];[.D6];[.D7];[.D8];[.D9];[.D10];[.D11];[.D12];[.D13];[.D14];[.D15];[.D16];[.D17];[.D18];[.D19];[.D20];[.D21])" office:value-type="float" office:value="0.221814357" calcext:value-type="float">
            <text:p>0.221814357</text:p>
          </table:table-cell>
          <table:table-cell table:formula="of:=AVERAGE([.E2:.E21])" office:value-type="float" office:value="0.63922293" calcext:value-type="float">
            <text:p>0.639222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ring Problem</text:p>
          </table:table-cell>
          <table:table-cell office:value-type="string" calcext:value-type="string">
            <text:p># of people</text:p>
          </table:table-cell>
          <table:table-cell office:value-type="string" calcext:value-type="string">
            <text:p># of hi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39:49.227871546</meta:creation-date>
    <dc:date>2019-10-17T01:23:40.505819568</dc:date>
    <meta:editing-duration>PT22M57S</meta:editing-duration>
    <meta:editing-cycles>6</meta:editing-cycles>
    <meta:generator>LibreOffice/6.0.6.2$Linux_X86_64 LibreOffice_project/00m0$Build-2</meta:generator>
    <meta:document-statistic meta:table-count="1" meta:cell-count="102" meta:object-count="0"/>
  </office:meta>
</office:document-meta>
</file>